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000c5" officeooo:paragraph-rsid="001000c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5pt" fo:font-weight="bold" officeooo:rsid="001000c5" officeooo:paragraph-rsid="001000c5" style:font-size-asian="15pt" style:font-weight-asian="bold" style:font-size-complex="15pt" style:font-weight-complex="bold"/>
    </style:style>
    <style:style style:name="T1" style:family="text">
      <style:text-properties officeooo:rsid="00115c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1">2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799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07:27.974355444</meta:creation-date>
    <dc:date>2017-06-02T15:12:37.172717731</dc:date>
    <meta:editing-duration>PT2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" meta:word-count="2" meta:character-count="9" meta:non-whitespace-character-count="8"/>
  </office:meta>
</office:document-meta>
</file>